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1330f0" officeooo:paragraph-rsid="001330f0" style:font-size-asian="16pt" style:font-weight-asian="bold" style:font-size-complex="16pt" style:font-weight-complex="bold"/>
    </style:style>
    <style:style style:name="P2" style:family="paragraph" style:parent-style-name="Standard">
      <style:paragraph-properties fo:text-align="justify" style:justify-single-word="false"/>
      <style:text-properties style:font-name="Times New Roman" fo:font-size="16pt" style:text-underline-style="solid" style:text-underline-width="auto" style:text-underline-color="font-color" fo:font-weight="bold" officeooo:rsid="001330f0" officeooo:paragraph-rsid="001330f0"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Times New Roman" fo:font-size="16pt" style:text-underline-style="solid" style:text-underline-width="auto" style:text-underline-color="font-color" fo:font-weight="bold" officeooo:rsid="00138ec8" officeooo:paragraph-rsid="00138ec8" style:font-size-asian="16pt" style:font-weight-asian="bold" style:font-size-complex="16pt" style:font-weight-complex="bold"/>
    </style:style>
    <style:style style:name="P4" style:family="paragraph" style:parent-style-name="Standard">
      <style:paragraph-properties fo:text-align="justify" style:justify-single-word="false"/>
      <style:text-properties style:font-name="Times New Roman" fo:font-size="14pt" style:text-underline-style="none" fo:font-weight="normal" officeooo:rsid="001330f0" officeooo:paragraph-rsid="001330f0"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style:font-name="Times New Roman" fo:font-size="14pt" style:text-underline-style="none" fo:font-weight="normal" officeooo:rsid="00138ec8" officeooo:paragraph-rsid="00138ec8"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style:font-name="Times New Roman" fo:font-size="14pt" style:text-underline-style="none" fo:font-weight="normal" officeooo:rsid="00139c49" officeooo:paragraph-rsid="00139c49"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style:font-name="Times New Roman" fo:font-size="14pt" style:text-underline-style="solid" style:text-underline-width="auto" style:text-underline-color="font-color" fo:font-weight="bold" officeooo:rsid="001330f0" officeooo:paragraph-rsid="001330f0" style:font-size-asian="14pt" style:font-weight-asian="bold" style:font-size-complex="14pt" style:font-weight-complex="bold"/>
    </style:style>
    <style:style style:name="T1" style:family="text">
      <style:text-properties officeooo:rsid="001330f0"/>
    </style:style>
    <style:style style:name="T2" style:family="text">
      <style:text-properties fo:font-weight="bold" style:font-weight-asian="bold" style:font-weight-complex="bold"/>
    </style:style>
    <style:style style:name="T3" style:family="text">
      <style:text-properties officeooo:rsid="00139c49"/>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ize="16pt" style:text-underline-style="solid" style:text-underline-width="auto" style:text-underline-color="font-color" fo:font-weight="bold" style:font-size-asian="16pt" style:font-weight-asian="bold" style:font-size-complex="16pt"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 5: Use Case and Activity Diagram.</text:p>
      <text:p text:style-name="P7"/>
      <text:p text:style-name="P2">Use Case Diagram:</text:p>
      <text:p text:style-name="P4">The purpose of Use Case diagram is to capture the dynamic aspect of system. They represent the system functionalities. They include</text:p>
      <text:p text:style-name="P4">1. functionalities to be represented as a Use Case.</text:p>
      <text:p text:style-name="P4">2.Actors</text:p>
      <text:p text:style-name="P4">3. Relationships among use cases and actors.</text:p>
      <text:p text:style-name="P4"/>
      <text:p text:style-name="P4"><text:span text:style-name="T2">Note:</text:span> Extend Use Case is dependent on the base use-case. It literally extends the behaviour described by the base use case. Base use case represents the must have functionality while extending use case represents optional behaviour.</text:p>
      <text:p text:style-name="P4">Include is used to extract use case fragments that are duplicated in multiple use cases. The included use cases cannot stand alone and the original use case is in complete without the included one. </text:p>
      <text:p text:style-name="P4"/>
      <text:p text:style-name="P3">Purpose of Use case diagrams:</text:p>
      <text:p text:style-name="P5">The purpose of Use case diagram is to capture the dynamic aspect of a system. However, this definition is too generic to describe the purpose of other four diagrams (activity, collaboration, state and sequence) also have the same purpose. Use case diagrams are used to gather the requirements of a system including internal and external influences. These requirements are mostly design requirements. Hence, when a system is analysed to gather its functionalities use cases are prepared and actors are identified. </text:p>
      <text:p text:style-name="P5"/>
      <text:p text:style-name="P2">Activity Diagram:</text:p>
      <text:p text:style-name="P5">Activity diagram is another important diagram in UML to describe the dynamic aspects of the system. The activity can be described as an operation of the system. <text:span text:style-name="T1">Activity diagram basically means to represent the flow from one activity to another activity. Activity diagram should identify following elements:</text:span></text:p>
      <text:p text:style-name="P4">1. Activities</text:p>
      <text:p text:style-name="P4">2. Conditions</text:p>
      <text:p text:style-name="P4">3. Associations</text:p>
      <text:p text:style-name="P4">4. Constraints</text:p>
      <text:p text:style-name="P5"/>
      <text:p text:style-name="P3">Purpose of Activity diagram:</text:p>
      <text:p text:style-name="P5"><text:span text:style-name="T3">T</text:span>he basic purpose of activity diagrams is similar to other four diagrams. It captures the dynamic behaviour of the system. Other four diagrams are used to show the message flow from one object to another but activity diagram is used to show message flow from one activity to another. </text:p>
      <text:p text:style-name="P5"/>
      <text:p text:style-name="P6"><text:span text:style-name="T6">Conclusion:</text:span> Thus we have successfully implemented use case and activity diagram for library management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14:42:21.531612866</meta:creation-date>
    <dc:date>2019-02-20T15:07:13.641130183</dc:date>
    <meta:editing-duration>PT3M1S</meta:editing-duration>
    <meta:editing-cycles>1</meta:editing-cycles>
    <meta:generator>LibreOffice/5.3.0.3$Linux_X86_64 LibreOffice_project/7074905676c47b82bbcfbea1aeefc84afe1c50e1</meta:generator>
    <meta:document-statistic meta:table-count="0" meta:image-count="0" meta:object-count="0" meta:page-count="1" meta:paragraph-count="19" meta:word-count="328" meta:character-count="2061" meta:non-whitespace-character-count="1749"/>
  </office:meta>
</office:document-meta>
</file>